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temp_C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resistance</text:p>
          </table:table-cell>
          <table:table-cell table:number-columns-repeated="1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68.6" calcext:value-type="float">
            <text:p>68.6</text:p>
          </table:table-cell>
          <table:table-cell office:value-type="percentage" office:value="0.0721" calcext:value-type="percentage">
            <text:p>7.21%</text:p>
          </table:table-cell>
          <table:table-cell office:value-type="percentage" office:value="0.023" calcext:value-type="percentage">
            <text:p>2.30%</text:p>
          </table:table-cell>
          <table:table-cell table:formula="of:=[.B2]*10000" office:value-type="float" office:value="686000" calcext:value-type="float">
            <text:p>686000</text:p>
          </table:table-cell>
          <table:table-cell table:number-columns-repeated="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48.16" calcext:value-type="float">
            <text:p>48.16</text:p>
          </table:table-cell>
          <table:table-cell office:value-type="percentage" office:value="0.0696" calcext:value-type="percentage">
            <text:p>6.96%</text:p>
          </table:table-cell>
          <table:table-cell office:value-type="percentage" office:value="0.0268" calcext:value-type="percentage">
            <text:p>2.68%</text:p>
          </table:table-cell>
          <table:table-cell table:formula="of:=[.B3]*10000" office:value-type="float" office:value="481600" calcext:value-type="float">
            <text:p>481600</text:p>
          </table:table-cell>
          <table:table-cell table:number-columns-repeated="1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4.23" calcext:value-type="float">
            <text:p>34.23</text:p>
          </table:table-cell>
          <table:table-cell office:value-type="percentage" office:value="0.0671" calcext:value-type="percentage">
            <text:p>6.71%</text:p>
          </table:table-cell>
          <table:table-cell office:value-type="percentage" office:value="0.0287" calcext:value-type="percentage">
            <text:p>2.87%</text:p>
          </table:table-cell>
          <table:table-cell table:formula="of:=[.B4]*10000" office:value-type="float" office:value="342300" calcext:value-type="float">
            <text:p>342300</text:p>
          </table:table-cell>
          <table:table-cell table:number-columns-repeated="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4.62" calcext:value-type="float">
            <text:p>24.62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292" calcext:value-type="percentage">
            <text:p>2.92%</text:p>
          </table:table-cell>
          <table:table-cell table:formula="of:=[.B5]*10000" office:value-type="float" office:value="246200" calcext:value-type="float">
            <text:p>246200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.91" calcext:value-type="float">
            <text:p>17.91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0286" calcext:value-type="percentage">
            <text:p>2.86%</text:p>
          </table:table-cell>
          <table:table-cell table:formula="of:=[.B6]*10000" office:value-type="float" office:value="179100" calcext:value-type="float">
            <text:p>179100</text:p>
          </table:table-cell>
          <table:table-cell table:number-columns-repeated="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3.17" calcext:value-type="float">
            <text:p>13.17</text:p>
          </table:table-cell>
          <table:table-cell office:value-type="percentage" office:value="0.0605" calcext:value-type="percentage">
            <text:p>6.05%</text:p>
          </table:table-cell>
          <table:table-cell office:value-type="percentage" office:value="0.0271" calcext:value-type="percentage">
            <text:p>2.71%</text:p>
          </table:table-cell>
          <table:table-cell table:formula="of:=[.B7]*10000" office:value-type="float" office:value="131700" calcext:value-type="float">
            <text:p>131700</text:p>
          </table:table-cell>
          <table:table-cell table:number-columns-repeated="1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.782" calcext:value-type="float">
            <text:p>9.782</text:p>
          </table:table-cell>
          <table:table-cell office:value-type="percentage" office:value="0.0585" calcext:value-type="percentage">
            <text:p>5.85%</text:p>
          </table:table-cell>
          <table:table-cell office:value-type="percentage" office:value="0.025" calcext:value-type="percentage">
            <text:p>2.50%</text:p>
          </table:table-cell>
          <table:table-cell table:formula="of:=[.B8]*10000" office:value-type="float" office:value="97820" calcext:value-type="float">
            <text:p>97820</text:p>
          </table:table-cell>
          <table:table-cell table:number-columns-repeated="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.339" calcext:value-type="float">
            <text:p>7.339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225" calcext:value-type="percentage">
            <text:p>2.25%</text:p>
          </table:table-cell>
          <table:table-cell table:formula="of:=[.B9]*10000" office:value-type="float" office:value="73390" calcext:value-type="float">
            <text:p>73390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.558" calcext:value-type="float">
            <text:p>5.558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197" calcext:value-type="percentage">
            <text:p>1.97%</text:p>
          </table:table-cell>
          <table:table-cell table:formula="of:=[.B10]*10000" office:value-type="float" office:value="55580" calcext:value-type="float">
            <text:p>55580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.247" calcext:value-type="float">
            <text:p>4.247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168" calcext:value-type="percentage">
            <text:p>1.68%</text:p>
          </table:table-cell>
          <table:table-cell table:formula="of:=[.B11]*10000" office:value-type="float" office:value="42470" calcext:value-type="float">
            <text:p>4247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74" calcext:value-type="float">
            <text:p>3.274</text:p>
          </table:table-cell>
          <table:table-cell office:value-type="percentage" office:value="0.0513" calcext:value-type="percentage">
            <text:p>5.13%</text:p>
          </table:table-cell>
          <table:table-cell office:value-type="percentage" office:value="0.0137" calcext:value-type="percentage">
            <text:p>1.37%</text:p>
          </table:table-cell>
          <table:table-cell table:formula="of:=[.B12]*10000" office:value-type="float" office:value="32740" calcext:value-type="float">
            <text:p>3274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44" calcext:value-type="float">
            <text:p>2.544</text:p>
          </table:table-cell>
          <table:table-cell office:value-type="percentage" office:value="0.0497" calcext:value-type="percentage">
            <text:p>4.97%</text:p>
          </table:table-cell>
          <table:table-cell office:value-type="percentage" office:value="0.0107" calcext:value-type="percentage">
            <text:p>1.07%</text:p>
          </table:table-cell>
          <table:table-cell table:formula="of:=[.B13]*10000" office:value-type="float" office:value="25440" calcext:value-type="float">
            <text:p>25440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2" calcext:value-type="float">
            <text:p>1.992</text:p>
          </table:table-cell>
          <table:table-cell office:value-type="percentage" office:value="0.0481" calcext:value-type="percentage">
            <text:p>4.81%</text:p>
          </table:table-cell>
          <table:table-cell office:value-type="percentage" office:value="0.0078" calcext:value-type="percentage">
            <text:p>0.78%</text:p>
          </table:table-cell>
          <table:table-cell table:formula="of:=[.B14]*10000" office:value-type="float" office:value="19920" calcext:value-type="float">
            <text:p>1992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72" calcext:value-type="float">
            <text:p>1.572</text:p>
          </table:table-cell>
          <table:table-cell office:value-type="percentage" office:value="0.0467" calcext:value-type="percentage">
            <text:p>4.67%</text:p>
          </table:table-cell>
          <table:table-cell office:value-type="percentage" office:value="0.005" calcext:value-type="percentage">
            <text:p>0.50%</text:p>
          </table:table-cell>
          <table:table-cell table:formula="of:=[.B15]*10000" office:value-type="float" office:value="15720" calcext:value-type="float">
            <text:p>1572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percentage" office:value="0.0453" calcext:value-type="percentage">
            <text:p>4.53%</text:p>
          </table:table-cell>
          <table:table-cell office:value-type="percentage" office:value="0.0024" calcext:value-type="percentage">
            <text:p>0.24%</text:p>
          </table:table-cell>
          <table:table-cell table:formula="of:=[.B16]*10000" office:value-type="float" office:value="12500" calcext:value-type="float">
            <text:p>12500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percentage" office:value="0.0439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formula="of:=[.B17]*10000"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56" calcext:value-type="float">
            <text:p>0.8056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021" calcext:value-type="percentage">
            <text:p>0.21%</text:p>
          </table:table-cell>
          <table:table-cell table:formula="of:=[.B18]*10000" office:value-type="float" office:value="8056" calcext:value-type="float">
            <text:p>805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3" calcext:value-type="float">
            <text:p>0.653</text:p>
          </table:table-cell>
          <table:table-cell office:value-type="percentage" office:value="0.0414" calcext:value-type="percentage">
            <text:p>4.14%</text:p>
          </table:table-cell>
          <table:table-cell office:value-type="percentage" office:value="0.004" calcext:value-type="percentage">
            <text:p>0.40%</text:p>
          </table:table-cell>
          <table:table-cell table:formula="of:=[.B19]*10000" office:value-type="float" office:value="6530" calcext:value-type="float">
            <text:p>6530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326" calcext:value-type="float">
            <text:p>0.5326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056" calcext:value-type="percentage">
            <text:p>0.56%</text:p>
          </table:table-cell>
          <table:table-cell table:formula="of:=[.B20]*10000" office:value-type="float" office:value="5326" calcext:value-type="float">
            <text:p>5326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69" calcext:value-type="float">
            <text:p>0.4369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069" calcext:value-type="percentage">
            <text:p>0.69%</text:p>
          </table:table-cell>
          <table:table-cell table:formula="of:=[.B21]*10000" office:value-type="float" office:value="4369" calcext:value-type="float">
            <text:p>436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04" calcext:value-type="float">
            <text:p>0.3604</text:p>
          </table:table-cell>
          <table:table-cell office:value-type="percentage" office:value="0.038" calcext:value-type="percentage">
            <text:p>3.80%</text:p>
          </table:table-cell>
          <table:table-cell office:value-type="percentage" office:value="0.008" calcext:value-type="percentage">
            <text:p>0.80%</text:p>
          </table:table-cell>
          <table:table-cell table:formula="of:=[.B22]*10000" office:value-type="float" office:value="3604" calcext:value-type="float">
            <text:p>3604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89" calcext:value-type="float">
            <text:p>0.2989</text:p>
          </table:table-cell>
          <table:table-cell office:value-type="percentage" office:value="0.0369" calcext:value-type="percentage">
            <text:p>3.69%</text:p>
          </table:table-cell>
          <table:table-cell office:value-type="percentage" office:value="0.0087" calcext:value-type="percentage">
            <text:p>0.87%</text:p>
          </table:table-cell>
          <table:table-cell table:formula="of:=[.B23]*10000" office:value-type="float" office:value="2989" calcext:value-type="float">
            <text:p>298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91" calcext:value-type="float">
            <text:p>0.2491</text:p>
          </table:table-cell>
          <table:table-cell office:value-type="percentage" office:value="0.0359" calcext:value-type="percentage">
            <text:p>3.59%</text:p>
          </table:table-cell>
          <table:table-cell office:value-type="percentage" office:value="0.0092" calcext:value-type="percentage">
            <text:p>0.92%</text:p>
          </table:table-cell>
          <table:table-cell table:formula="of:=[.B24]*10000" office:value-type="float" office:value="2491" calcext:value-type="float">
            <text:p>249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85" calcext:value-type="float">
            <text:p>0.1485</text:p>
          </table:table-cell>
          <table:table-cell office:value-type="percentage" office:value="0.0331" calcext:value-type="percentage">
            <text:p>3.31%</text:p>
          </table:table-cell>
          <table:table-cell office:value-type="percentage" office:value="0.0088" calcext:value-type="percentage">
            <text:p>0.88%</text:p>
          </table:table-cell>
          <table:table-cell table:formula="of:=[.B25]*10000" office:value-type="float" office:value="1485" calcext:value-type="float">
            <text:p>148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61" calcext:value-type="float">
            <text:p>0.1261</text:p>
          </table:table-cell>
          <table:table-cell office:value-type="percentage" office:value="0.0323" calcext:value-type="percentage">
            <text:p>3.23%</text:p>
          </table:table-cell>
          <table:table-cell office:value-type="percentage" office:value="0.0081" calcext:value-type="percentage">
            <text:p>0.81%</text:p>
          </table:table-cell>
          <table:table-cell table:formula="of:=[.B26]*10000" office:value-type="float" office:value="1261" calcext:value-type="float">
            <text:p>126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75" calcext:value-type="float">
            <text:p>0.1075</text:p>
          </table:table-cell>
          <table:table-cell office:value-type="percentage" office:value="0.0314" calcext:value-type="percentage">
            <text:p>3.14%</text:p>
          </table:table-cell>
          <table:table-cell office:value-type="percentage" office:value="0.0072" calcext:value-type="percentage">
            <text:p>0.72%</text:p>
          </table:table-cell>
          <table:table-cell table:formula="of:=[.B27]*10000" office:value-type="float" office:value="1075" calcext:value-type="float">
            <text:p>1075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209" calcext:value-type="float">
            <text:p>0.09209</text:p>
          </table:table-cell>
          <table:table-cell office:value-type="percentage" office:value="0.0306" calcext:value-type="percentage">
            <text:p>3.06%</text:p>
          </table:table-cell>
          <table:table-cell office:value-type="percentage" office:value="0.0059" calcext:value-type="percentage">
            <text:p>0.59%</text:p>
          </table:table-cell>
          <table:table-cell table:formula="of:=[.B28]*10000" office:value-type="float" office:value="920.9" calcext:value-type="float">
            <text:p>920.9</text:p>
          </table:table-cell>
          <table:table-cell table:style-name="ce2" table:number-columns-repeated="2"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7916" calcext:value-type="float">
            <text:p>0.07916</text:p>
          </table:table-cell>
          <table:table-cell office:value-type="percentage" office:value="0.0299" calcext:value-type="percentage">
            <text:p>2.99%</text:p>
          </table:table-cell>
          <table:table-cell office:value-type="percentage" office:value="0.0045" calcext:value-type="percentage">
            <text:p>0.45%</text:p>
          </table:table-cell>
          <table:table-cell table:formula="of:=[.B29]*10000" office:value-type="float" office:value="791.6" calcext:value-type="float">
            <text:p>791.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31" calcext:value-type="float">
            <text:p>0.06831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028" calcext:value-type="percentage">
            <text:p>0.28%</text:p>
          </table:table-cell>
          <table:table-cell table:formula="of:=[.B30]*10000" office:value-type="float" office:value="683.1" calcext:value-type="float">
            <text:p>683.1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916" calcext:value-type="float">
            <text:p>0.05916</text:p>
          </table:table-cell>
          <table:table-cell office:value-type="percentage" office:value="0.0285" calcext:value-type="percentage">
            <text:p>2.85%</text:p>
          </table:table-cell>
          <table:table-cell office:value-type="percentage" office:value="0.0008" calcext:value-type="percentage">
            <text:p>0.08%</text:p>
          </table:table-cell>
          <table:table-cell table:formula="of:=[.B31]*10000" office:value-type="float" office:value="591.6" calcext:value-type="float">
            <text:p>591.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141" calcext:value-type="float">
            <text:p>0.05141</text:p>
          </table:table-cell>
          <table:table-cell office:value-type="percentage" office:value="0.0277" calcext:value-type="percentage">
            <text:p>2.77%</text:p>
          </table:table-cell>
          <table:table-cell office:value-type="percentage" office:value="0.0012" calcext:value-type="percentage">
            <text:p>0.12%</text:p>
          </table:table-cell>
          <table:table-cell table:formula="of:=[.B32]*10000" office:value-type="float" office:value="514.1" calcext:value-type="float">
            <text:p>514.1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483" calcext:value-type="float">
            <text:p>0.04483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0036" calcext:value-type="percentage">
            <text:p>0.36%</text:p>
          </table:table-cell>
          <table:table-cell table:formula="of:=[.B33]*10000" office:value-type="float" office:value="448.3" calcext:value-type="float">
            <text:p>448.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922" calcext:value-type="float">
            <text:p>0.03922</text:p>
          </table:table-cell>
          <table:table-cell office:value-type="percentage" office:value="0.0264" calcext:value-type="percentage">
            <text:p>2.64%</text:p>
          </table:table-cell>
          <table:table-cell office:value-type="percentage" office:value="0.0061" calcext:value-type="percentage">
            <text:p>0.61%</text:p>
          </table:table-cell>
          <table:table-cell table:formula="of:=[.B34]*10000" office:value-type="float" office:value="392.2" calcext:value-type="float">
            <text:p>392.2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442" calcext:value-type="float">
            <text:p>0.03442</text:p>
          </table:table-cell>
          <table:table-cell office:value-type="percentage" office:value="0.0257" calcext:value-type="percentage">
            <text:p>2.57%</text:p>
          </table:table-cell>
          <table:table-cell office:value-type="percentage" office:value="0.0087" calcext:value-type="percentage">
            <text:p>0.87%</text:p>
          </table:table-cell>
          <table:table-cell table:formula="of:=[.B35]*10000" office:value-type="float" office:value="344.2" calcext:value-type="float">
            <text:p>344.2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03" calcext:value-type="float">
            <text:p>0.0303</text:p>
          </table:table-cell>
          <table:table-cell office:value-type="percentage" office:value="0.0251" calcext:value-type="percentage">
            <text:p>2.51%</text:p>
          </table:table-cell>
          <table:table-cell office:value-type="percentage" office:value="0.0116" calcext:value-type="percentage">
            <text:p>1.16%</text:p>
          </table:table-cell>
          <table:table-cell table:formula="of:=[.B36]*10000" office:value-type="float" office:value="303" calcext:value-type="float">
            <text:p>303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75" calcext:value-type="float">
            <text:p>0.02675</text:p>
          </table:table-cell>
          <table:table-cell office:value-type="percentage" office:value="0.0247" calcext:value-type="percentage">
            <text:p>2.47%</text:p>
          </table:table-cell>
          <table:table-cell office:value-type="percentage" office:value="0.0146" calcext:value-type="percentage">
            <text:p>1.46%</text:p>
          </table:table-cell>
          <table:table-cell table:formula="of:=[.B37]*10000" office:value-type="float" office:value="267.5" calcext:value-type="float">
            <text:p>267.5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369" calcext:value-type="float">
            <text:p>0.02369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182" calcext:value-type="percentage">
            <text:p>1.82%</text:p>
          </table:table-cell>
          <table:table-cell table:formula="of:=[.B38]*10000" office:value-type="float" office:value="236.9" calcext:value-type="float">
            <text:p>236.9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2103" calcext:value-type="float">
            <text:p>0.02103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14" calcext:value-type="percentage">
            <text:p>2.14%</text:p>
          </table:table-cell>
          <table:table-cell table:formula="of:=[.B39]*10000" office:value-type="float" office:value="210.3" calcext:value-type="float">
            <text:p>210.3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872" calcext:value-type="float">
            <text:p>0.01872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246" calcext:value-type="percentage">
            <text:p>2.46%</text:p>
          </table:table-cell>
          <table:table-cell table:formula="of:=[.B40]*10000" office:value-type="float" office:value="187.2" calcext:value-type="float">
            <text:p>187.2</text:p>
          </table:table-cell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2" table:number-columns-repeated="4"/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1"/>
          <table:table-cell table:number-columns-repeated="7"/>
        </table:table-row>
        <table:table-row table:style-name="ro1" table:number-rows-repeated="12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6:06:28.786922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5:55:45.958401506</meta:creation-date>
    <dc:date>2022-07-05T16:06:41.071634275</dc:date>
    <meta:editing-duration>PT6M23S</meta:editing-duration>
    <meta:editing-cycles>3</meta:editing-cycles>
    <meta:generator>LibreOffice/7.3.2.2$Linux_X86_64 LibreOffice_project/49f2b1bff42cfccbd8f788c8dc32c1c309559be0</meta:generator>
    <meta:document-statistic meta:table-count="1" meta:cell-count="200" meta:object-count="0"/>
  </office:meta>
</office:document-meta>
</file>